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Analiza Niefunkcjonalna </text:span></text:p>
      <text:p text:style-name="P1"><text:span text:style-name="T2"/></text:p>
      <text:list text:style-name="L2">
        <text:list-item>
          <text:p text:style-name="P2"><text:span text:style-name="T3">Estetyka menu aplikacji tj. czy aplikacja ma wygl</text:span><text:span text:style-name="T4">ąd kt</text:span><text:span text:style-name="T5">óry odpowiada uzytkownikowi</text:span></text:p>
        </text:list-item>
        <text:list-item>
          <text:p text:style-name="P2"><text:span text:style-name="T6">Licencja zwi</text:span><text:span text:style-name="T7">ązane z aplikacją:</text:span></text:p>
        </text:list-item>
      </text:list>
      <text:p text:style-name="P3"><text:span text:style-name="T8">Aplikacja u</text:span><text:span text:style-name="T9">żywa narzędzia tworzone przez inne partje(eng<text:s/></text:span><text:span text:style-name="T10">third party licenses)<text:s/></text:span><text:span text:style-name="T11">kt</text:span><text:span text:style-name="T12">óre s</text:span><text:span text:style-name="T13">ą wymienione następująco: </text:span></text:p>
      <text:p text:style-name="P3"><text:span text:style-name="T13">- Google Maps Api</text:span></text:p>
      <text:p text:style-name="P3"><text:span text:style-name="T14">-</text:span><text:span text:style-name="T15">Apache 2.0 (Android, Apache Tomcat server)<text:s/></text:span><text:span text:style-name="T16"/></text:p>
      <text:p text:style-name="P3"><text:span text:style-name="T17">-</text:span><text:span text:style-name="T18">Java<text:s/></text:span><text:span text:style-name="T19">licence</text:span><text:span text:style-name="T20"/></text:p>
      <text:p text:style-name="P3"><text:span text:style-name="T21">-</text:span><text:span text:style-name="T22">MySQL</text:span></text:p>
      <text:p text:style-name="P3"><text:span text:style-name="T23">Licencje wyzej wymienionych narz</text:span><text:span text:style-name="T24">ędzi sa na licencjami darmowymi dla uzytku niekomercyjnego, wiec applikacja dla celow naukowych miesci sie w postanowieniach w/w licencji.</text:span><text:span text:style-name="T25"/></text:p>
      <text:list text:style-name="L4">
        <text:list-item>
          <text:p text:style-name="P4"><text:span text:style-name="T26">Pr</text:span><text:span text:style-name="T27">ędkość połączenia do internetu: Aplikacja wymaga łączność z internetem. Minimalnie wymagania sie możliwość połączenia<text:s/></text:span><text:span text:style-name="T28">Smartphone<text:s/></text:span><text:span text:style-name="T29">z serwerem aby pobrać lub wysyłać dane do serwera. WYmagane stałe polączenie dla uzytkowania applikacji oraz funkcji "prowadzenia" opartym na mapach google.</text:span></text:p>
        </text:list-item>
        <text:list-item>
          <text:p text:style-name="P4"><text:span text:style-name="T30">Aktualno</text:span><text:span text:style-name="T31">ść map zalezy od Google Maps API.</text:span></text:p>
        </text:list-item>
        <text:list-item>
          <text:p text:style-name="P4"><text:span text:style-name="T32">i</text:span><text:span text:style-name="T33">lo</text:span><text:span text:style-name="T34">ść użytkownik</text:span><text:span text:style-name="T35">ów jest ograniczona przez rodzaj oraz jako</text:span><text:span text:style-name="T36">ść sprzętu na kt</text:span><text:span text:style-name="T37">órym pracuje serwer np. Dla testowania serwer b</text:span><text:span text:style-name="T38">ędzie laptop ASUS NJ61 z 4 GB pamięci RAM oraz 320GB pamięci dysku twardego (na poczatku dzialania applikacji maksymalna ilosc uzytkownikow mogacych miec dostep w tym samym czasie do bazy bedzie bezpiecznie ustalona na 500 osob) .<text:s/></text:span><text:span text:style-name="T39"/></text:p>
        </text:list-item>
        <text:list-item>
          <text:p text:style-name="P4"><text:span text:style-name="T40">Aplikacja nie gwarantuje bezpiecze</text:span><text:span text:style-name="T41">ństwa informacji kt</text:span><text:span text:style-name="T42">óra jest wymieniona mi</text:span><text:span text:style-name="T43">ędzy<text:s/></text:span><text:span text:style-name="T44">Smartphone<text:s/></text:span><text:span text:style-name="T45">i serwerem. </text:span></text:p>
        </text:list-item>
      </text:list>
      <text:p text:style-name="P5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